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(Death | Male)</text:p>
          </table:table-cell>
          <table:table-cell office:value-type="string" calcext:value-type="string">
            <text:p>P(Death | Female)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699" calcext:value-type="float">
            <text:p>0.00699</text:p>
          </table:table-cell>
          <table:table-cell table:style-name="ce2" office:value-type="float" office:value="0.005728" calcext:value-type="float">
            <text:p>0.005728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447" calcext:value-type="float">
            <text:p>0.000447</text:p>
          </table:table-cell>
          <table:table-cell table:style-name="ce2" office:value-type="float" office:value="0.000373" calcext:value-type="float">
            <text:p>0.000373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301" calcext:value-type="float">
            <text:p>0.000301</text:p>
          </table:table-cell>
          <table:table-cell table:style-name="ce2" office:value-type="float" office:value="0.000241" calcext:value-type="float">
            <text:p>0.000241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233" calcext:value-type="float">
            <text:p>0.000233</text:p>
          </table:table-cell>
          <table:table-cell table:style-name="ce2" office:value-type="float" office:value="0.000186" calcext:value-type="float">
            <text:p>0.000186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0177" calcext:value-type="float">
            <text:p>0.000177</text:p>
          </table:table-cell>
          <table:table-cell table:style-name="ce2" office:value-type="float" office:value="0.00015" calcext:value-type="float">
            <text:p>0.00015</text:p>
          </table:table-cell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2" office:value-type="float" office:value="0.000161" calcext:value-type="float">
            <text:p>0.000161</text:p>
          </table:table-cell>
          <table:table-cell table:style-name="ce2" office:value-type="float" office:value="0.000133" calcext:value-type="float">
            <text:p>0.000133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15" calcext:value-type="float">
            <text:p>0.00015</text:p>
          </table:table-cell>
          <table:table-cell table:style-name="ce2" office:value-type="float" office:value="0.000121" calcext:value-type="float">
            <text:p>0.000121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float" office:value="0.000139" calcext:value-type="float">
            <text:p>0.000139</text:p>
          </table:table-cell>
          <table:table-cell table:style-name="ce2" office:value-type="float" office:value="0.000112" calcext:value-type="float">
            <text:p>0.000112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123" calcext:value-type="float">
            <text:p>0.000123</text:p>
          </table:table-cell>
          <table:table-cell table:style-name="ce2" office:value-type="float" office:value="0.000104" calcext:value-type="float">
            <text:p>0.000104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float" office:value="0.000105" calcext:value-type="float">
            <text:p>0.000105</text:p>
          </table:table-cell>
          <table:table-cell table:style-name="ce2" office:value-type="float" office:value="0.000098" calcext:value-type="float">
            <text:p>0.000098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91" calcext:value-type="float">
            <text:p>0.000091</text:p>
          </table:table-cell>
          <table:table-cell table:style-name="ce2" office:value-type="float" office:value="0.000094" calcext:value-type="float">
            <text:p>0.000094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float" office:value="0.000096" calcext:value-type="float">
            <text:p>0.000096</text:p>
          </table:table-cell>
          <table:table-cell table:style-name="ce2" office:value-type="float" office:value="0.000098" calcext:value-type="float">
            <text:p>0.000098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135" calcext:value-type="float">
            <text:p>0.000135</text:p>
          </table:table-cell>
          <table:table-cell table:style-name="ce2" office:value-type="float" office:value="0.000114" calcext:value-type="float">
            <text:p>0.000114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float" office:value="0.000217" calcext:value-type="float">
            <text:p>0.000217</text:p>
          </table:table-cell>
          <table:table-cell table:style-name="ce2" office:value-type="float" office:value="0.000143" calcext:value-type="float">
            <text:p>0.000143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332" calcext:value-type="float">
            <text:p>0.000332</text:p>
          </table:table-cell>
          <table:table-cell table:style-name="ce2" office:value-type="float" office:value="0.000183" calcext:value-type="float">
            <text:p>0.000183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float" office:value="0.000456" calcext:value-type="float">
            <text:p>0.000456</text:p>
          </table:table-cell>
          <table:table-cell table:style-name="ce2" office:value-type="float" office:value="0.000229" calcext:value-type="float">
            <text:p>0.000229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000579" calcext:value-type="float">
            <text:p>0.000579</text:p>
          </table:table-cell>
          <table:table-cell table:style-name="ce2" office:value-type="float" office:value="0.000274" calcext:value-type="float">
            <text:p>0.000274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float" office:value="0.000709" calcext:value-type="float">
            <text:p>0.000709</text:p>
          </table:table-cell>
          <table:table-cell table:style-name="ce2" office:value-type="float" office:value="0.000314" calcext:value-type="float">
            <text:p>0.000314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float" office:value="0.000843" calcext:value-type="float">
            <text:p>0.000843</text:p>
          </table:table-cell>
          <table:table-cell table:style-name="ce2" office:value-type="float" office:value="0.000347" calcext:value-type="float">
            <text:p>0.000347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float" office:value="0.000977" calcext:value-type="float">
            <text:p>0.000977</text:p>
          </table:table-cell>
          <table:table-cell table:style-name="ce2" office:value-type="float" office:value="0.000374" calcext:value-type="float">
            <text:p>0.000374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001118" calcext:value-type="float">
            <text:p>0.001118</text:p>
          </table:table-cell>
          <table:table-cell table:style-name="ce2" office:value-type="float" office:value="0.000402" calcext:value-type="float">
            <text:p>0.000402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float" office:value="0.00125" calcext:value-type="float">
            <text:p>0.00125</text:p>
          </table:table-cell>
          <table:table-cell table:style-name="ce2" office:value-type="float" office:value="0.000431" calcext:value-type="float">
            <text:p>0.000431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float" office:value="0.001342" calcext:value-type="float">
            <text:p>0.001342</text:p>
          </table:table-cell>
          <table:table-cell table:style-name="ce2" office:value-type="float" office:value="0.000458" calcext:value-type="float">
            <text:p>0.000458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float" office:value="0.001382" calcext:value-type="float">
            <text:p>0.001382</text:p>
          </table:table-cell>
          <table:table-cell table:style-name="ce2" office:value-type="float" office:value="0.000482" calcext:value-type="float">
            <text:p>0.000482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float" office:value="0.001382" calcext:value-type="float">
            <text:p>0.001382</text:p>
          </table:table-cell>
          <table:table-cell table:style-name="ce2" office:value-type="float" office:value="0.000504" calcext:value-type="float">
            <text:p>0.000504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float" office:value="0.00137" calcext:value-type="float">
            <text:p>0.00137</text:p>
          </table:table-cell>
          <table:table-cell table:style-name="ce2" office:value-type="float" office:value="0.000527" calcext:value-type="float">
            <text:p>0.000527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2" office:value-type="float" office:value="0.001364" calcext:value-type="float">
            <text:p>0.001364</text:p>
          </table:table-cell>
          <table:table-cell table:style-name="ce2" office:value-type="float" office:value="0.000551" calcext:value-type="float">
            <text:p>0.000551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2" office:value-type="float" office:value="0.001362" calcext:value-type="float">
            <text:p>0.001362</text:p>
          </table:table-cell>
          <table:table-cell table:style-name="ce2" office:value-type="float" office:value="0.000575" calcext:value-type="float">
            <text:p>0.000575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2" office:value-type="float" office:value="0.001373" calcext:value-type="float">
            <text:p>0.001373</text:p>
          </table:table-cell>
          <table:table-cell table:style-name="ce2" office:value-type="float" office:value="0.000602" calcext:value-type="float">
            <text:p>0.000602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2" office:value-type="float" office:value="0.001393" calcext:value-type="float">
            <text:p>0.001393</text:p>
          </table:table-cell>
          <table:table-cell table:style-name="ce2" office:value-type="float" office:value="0.00063" calcext:value-type="float">
            <text:p>0.00063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001419" calcext:value-type="float">
            <text:p>0.001419</text:p>
          </table:table-cell>
          <table:table-cell table:style-name="ce2" office:value-type="float" office:value="0.000662" calcext:value-type="float">
            <text:p>0.000662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2" office:value-type="float" office:value="0.001445" calcext:value-type="float">
            <text:p>0.001445</text:p>
          </table:table-cell>
          <table:table-cell table:style-name="ce2" office:value-type="float" office:value="0.000699" calcext:value-type="float">
            <text:p>0.000699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1478" calcext:value-type="float">
            <text:p>0.001478</text:p>
          </table:table-cell>
          <table:table-cell table:style-name="ce2" office:value-type="float" office:value="0.000739" calcext:value-type="float">
            <text:p>0.000739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2" office:value-type="float" office:value="0.001519" calcext:value-type="float">
            <text:p>0.001519</text:p>
          </table:table-cell>
          <table:table-cell table:style-name="ce2" office:value-type="float" office:value="0.00078" calcext:value-type="float">
            <text:p>0.00078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2" office:value-type="float" office:value="0.001569" calcext:value-type="float">
            <text:p>0.001569</text:p>
          </table:table-cell>
          <table:table-cell table:style-name="ce2" office:value-type="float" office:value="0.000827" calcext:value-type="float">
            <text:p>0.000827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2" office:value-type="float" office:value="0.001631" calcext:value-type="float">
            <text:p>0.001631</text:p>
          </table:table-cell>
          <table:table-cell table:style-name="ce2" office:value-type="float" office:value="0.000879" calcext:value-type="float">
            <text:p>0.000879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2" office:value-type="float" office:value="0.001709" calcext:value-type="float">
            <text:p>0.001709</text:p>
          </table:table-cell>
          <table:table-cell table:style-name="ce2" office:value-type="float" office:value="0.000943" calcext:value-type="float">
            <text:p>0.000943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2" office:value-type="float" office:value="0.001807" calcext:value-type="float">
            <text:p>0.001807</text:p>
          </table:table-cell>
          <table:table-cell table:style-name="ce2" office:value-type="float" office:value="0.00102" calcext:value-type="float">
            <text:p>0.00102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2" office:value-type="float" office:value="0.001927" calcext:value-type="float">
            <text:p>0.001927</text:p>
          </table:table-cell>
          <table:table-cell table:style-name="ce2" office:value-type="float" office:value="0.001114" calcext:value-type="float">
            <text:p>0.001114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2" office:value-type="float" office:value="0.00207" calcext:value-type="float">
            <text:p>0.00207</text:p>
          </table:table-cell>
          <table:table-cell table:style-name="ce2" office:value-type="float" office:value="0.001224" calcext:value-type="float">
            <text:p>0.001224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2" office:value-type="float" office:value="0.002234" calcext:value-type="float">
            <text:p>0.002234</text:p>
          </table:table-cell>
          <table:table-cell table:style-name="ce2" office:value-type="float" office:value="0.001345" calcext:value-type="float">
            <text:p>0.001345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2" office:value-type="float" office:value="0.00242" calcext:value-type="float">
            <text:p>0.00242</text:p>
          </table:table-cell>
          <table:table-cell table:style-name="ce2" office:value-type="float" office:value="0.001477" calcext:value-type="float">
            <text:p>0.001477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2" office:value-type="float" office:value="0.002628" calcext:value-type="float">
            <text:p>0.002628</text:p>
          </table:table-cell>
          <table:table-cell table:style-name="ce2" office:value-type="float" office:value="0.001624" calcext:value-type="float">
            <text:p>0.001624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2" office:value-type="float" office:value="0.00286" calcext:value-type="float">
            <text:p>0.00286</text:p>
          </table:table-cell>
          <table:table-cell table:style-name="ce2" office:value-type="float" office:value="0.001789" calcext:value-type="float">
            <text:p>0.001789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2" office:value-type="float" office:value="0.003117" calcext:value-type="float">
            <text:p>0.003117</text:p>
          </table:table-cell>
          <table:table-cell table:style-name="ce2" office:value-type="float" office:value="0.001968" calcext:value-type="float">
            <text:p>0.001968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2" office:value-type="float" office:value="0.003396" calcext:value-type="float">
            <text:p>0.003396</text:p>
          </table:table-cell>
          <table:table-cell table:style-name="ce2" office:value-type="float" office:value="0.002161" calcext:value-type="float">
            <text:p>0.002161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2" office:value-type="float" office:value="0.003703" calcext:value-type="float">
            <text:p>0.003703</text:p>
          </table:table-cell>
          <table:table-cell table:style-name="ce2" office:value-type="float" office:value="0.002364" calcext:value-type="float">
            <text:p>0.002364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2" office:value-type="float" office:value="0.004051" calcext:value-type="float">
            <text:p>0.004051</text:p>
          </table:table-cell>
          <table:table-cell table:style-name="ce2" office:value-type="float" office:value="0.002578" calcext:value-type="float">
            <text:p>0.002578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2" office:value-type="float" office:value="0.004444" calcext:value-type="float">
            <text:p>0.004444</text:p>
          </table:table-cell>
          <table:table-cell table:style-name="ce2" office:value-type="float" office:value="0.0028" calcext:value-type="float">
            <text:p>0.0028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2" office:value-type="float" office:value="0.004878" calcext:value-type="float">
            <text:p>0.004878</text:p>
          </table:table-cell>
          <table:table-cell table:style-name="ce2" office:value-type="float" office:value="0.003032" calcext:value-type="float">
            <text:p>0.003032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2" office:value-type="float" office:value="0.005347" calcext:value-type="float">
            <text:p>0.005347</text:p>
          </table:table-cell>
          <table:table-cell table:style-name="ce2" office:value-type="float" office:value="0.003289" calcext:value-type="float">
            <text:p>0.003289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2" office:value-type="float" office:value="0.005838" calcext:value-type="float">
            <text:p>0.005838</text:p>
          </table:table-cell>
          <table:table-cell table:style-name="ce2" office:value-type="float" office:value="0.003559" calcext:value-type="float">
            <text:p>0.003559</text:p>
          </table:table-cell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2" office:value-type="float" office:value="0.006337" calcext:value-type="float">
            <text:p>0.006337</text:p>
          </table:table-cell>
          <table:table-cell table:style-name="ce2" office:value-type="float" office:value="0.003819" calcext:value-type="float">
            <text:p>0.003819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2" office:value-type="float" office:value="0.006837" calcext:value-type="float">
            <text:p>0.006837</text:p>
          </table:table-cell>
          <table:table-cell table:style-name="ce2" office:value-type="float" office:value="0.004059" calcext:value-type="float">
            <text:p>0.004059</text:p>
          </table:table-cell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2" office:value-type="float" office:value="0.007347" calcext:value-type="float">
            <text:p>0.007347</text:p>
          </table:table-cell>
          <table:table-cell table:style-name="ce2" office:value-type="float" office:value="0.004296" calcext:value-type="float">
            <text:p>0.004296</text:p>
          </table:table-cell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2" office:value-type="float" office:value="0.007905" calcext:value-type="float">
            <text:p>0.007905</text:p>
          </table:table-cell>
          <table:table-cell table:style-name="ce2" office:value-type="float" office:value="0.004556" calcext:value-type="float">
            <text:p>0.004556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2" office:value-type="float" office:value="0.008508" calcext:value-type="float">
            <text:p>0.008508</text:p>
          </table:table-cell>
          <table:table-cell table:style-name="ce2" office:value-type="float" office:value="0.004862" calcext:value-type="float">
            <text:p>0.004862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2" office:value-type="float" office:value="0.009116" calcext:value-type="float">
            <text:p>0.009116</text:p>
          </table:table-cell>
          <table:table-cell table:style-name="ce2" office:value-type="float" office:value="0.005222" calcext:value-type="float">
            <text:p>0.005222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2" office:value-type="float" office:value="0.009723" calcext:value-type="float">
            <text:p>0.009723</text:p>
          </table:table-cell>
          <table:table-cell table:style-name="ce2" office:value-type="float" office:value="0.005646" calcext:value-type="float">
            <text:p>0.005646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2" office:value-type="float" office:value="0.010354" calcext:value-type="float">
            <text:p>0.010354</text:p>
          </table:table-cell>
          <table:table-cell table:style-name="ce2" office:value-type="float" office:value="0.006136" calcext:value-type="float">
            <text:p>0.006136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2" office:value-type="float" office:value="0.011046" calcext:value-type="float">
            <text:p>0.011046</text:p>
          </table:table-cell>
          <table:table-cell table:style-name="ce2" office:value-type="float" office:value="0.006696" calcext:value-type="float">
            <text:p>0.006696</text:p>
          </table:table-cell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2" office:value-type="float" office:value="0.011835" calcext:value-type="float">
            <text:p>0.011835</text:p>
          </table:table-cell>
          <table:table-cell table:style-name="ce2" office:value-type="float" office:value="0.007315" calcext:value-type="float">
            <text:p>0.007315</text:p>
          </table:table-cell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2" office:value-type="float" office:value="0.012728" calcext:value-type="float">
            <text:p>0.012728</text:p>
          </table:table-cell>
          <table:table-cell table:style-name="ce2" office:value-type="float" office:value="0.007976" calcext:value-type="float">
            <text:p>0.007976</text:p>
          </table:table-cell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2" office:value-type="float" office:value="0.013743" calcext:value-type="float">
            <text:p>0.013743</text:p>
          </table:table-cell>
          <table:table-cell table:style-name="ce2" office:value-type="float" office:value="0.008676" calcext:value-type="float">
            <text:p>0.008676</text:p>
          </table:table-cell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2" office:value-type="float" office:value="0.014885" calcext:value-type="float">
            <text:p>0.014885</text:p>
          </table:table-cell>
          <table:table-cell table:style-name="ce2" office:value-type="float" office:value="0.009435" calcext:value-type="float">
            <text:p>0.009435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2" office:value-type="float" office:value="0.016182" calcext:value-type="float">
            <text:p>0.016182</text:p>
          </table:table-cell>
          <table:table-cell table:style-name="ce2" office:value-type="float" office:value="0.010298" calcext:value-type="float">
            <text:p>0.010298</text:p>
          </table:table-cell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2" office:value-type="float" office:value="0.017612" calcext:value-type="float">
            <text:p>0.017612</text:p>
          </table:table-cell>
          <table:table-cell table:style-name="ce2" office:value-type="float" office:value="0.011281" calcext:value-type="float">
            <text:p>0.011281</text:p>
          </table:table-cell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2" office:value-type="float" office:value="0.019138" calcext:value-type="float">
            <text:p>0.019138</text:p>
          </table:table-cell>
          <table:table-cell table:style-name="ce2" office:value-type="float" office:value="0.01237" calcext:value-type="float">
            <text:p>0.01237</text:p>
          </table:table-cell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2" office:value-type="float" office:value="0.020752" calcext:value-type="float">
            <text:p>0.020752</text:p>
          </table:table-cell>
          <table:table-cell table:style-name="ce2" office:value-type="float" office:value="0.013572" calcext:value-type="float">
            <text:p>0.013572</text:p>
          </table:table-cell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2" office:value-type="float" office:value="0.022497" calcext:value-type="float">
            <text:p>0.022497</text:p>
          </table:table-cell>
          <table:table-cell table:style-name="ce2" office:value-type="float" office:value="0.014908" calcext:value-type="float">
            <text:p>0.014908</text:p>
          </table:table-cell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2" office:value-type="float" office:value="0.024488" calcext:value-type="float">
            <text:p>0.024488</text:p>
          </table:table-cell>
          <table:table-cell table:style-name="ce2" office:value-type="float" office:value="0.01644" calcext:value-type="float">
            <text:p>0.01644</text:p>
          </table:table-cell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2" office:value-type="float" office:value="0.026747" calcext:value-type="float">
            <text:p>0.026747</text:p>
          </table:table-cell>
          <table:table-cell table:style-name="ce2" office:value-type="float" office:value="0.018162" calcext:value-type="float">
            <text:p>0.018162</text:p>
          </table:table-cell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2" office:value-type="float" office:value="0.029212" calcext:value-type="float">
            <text:p>0.029212</text:p>
          </table:table-cell>
          <table:table-cell table:style-name="ce2" office:value-type="float" office:value="0.020019" calcext:value-type="float">
            <text:p>0.020019</text:p>
          </table:table-cell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2" office:value-type="float" office:value="0.031885" calcext:value-type="float">
            <text:p>0.031885</text:p>
          </table:table-cell>
          <table:table-cell table:style-name="ce2" office:value-type="float" office:value="0.022003" calcext:value-type="float">
            <text:p>0.022003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2" office:value-type="float" office:value="0.034832" calcext:value-type="float">
            <text:p>0.034832</text:p>
          </table:table-cell>
          <table:table-cell table:style-name="ce2" office:value-type="float" office:value="0.024173" calcext:value-type="float">
            <text:p>0.024173</text:p>
          </table:table-cell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2" office:value-type="float" office:value="0.038217" calcext:value-type="float">
            <text:p>0.038217</text:p>
          </table:table-cell>
          <table:table-cell table:style-name="ce2" office:value-type="float" office:value="0.026706" calcext:value-type="float">
            <text:p>0.026706</text:p>
          </table:table-cell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2" office:value-type="float" office:value="0.042059" calcext:value-type="float">
            <text:p>0.042059</text:p>
          </table:table-cell>
          <table:table-cell table:style-name="ce2" office:value-type="float" office:value="0.029603" calcext:value-type="float">
            <text:p>0.029603</text:p>
          </table:table-cell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2" office:value-type="float" office:value="0.046261" calcext:value-type="float">
            <text:p>0.046261</text:p>
          </table:table-cell>
          <table:table-cell table:style-name="ce2" office:value-type="float" office:value="0.032718" calcext:value-type="float">
            <text:p>0.032718</text:p>
          </table:table-cell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2" office:value-type="float" office:value="0.050826" calcext:value-type="float">
            <text:p>0.050826</text:p>
          </table:table-cell>
          <table:table-cell table:style-name="ce2" office:value-type="float" office:value="0.036034" calcext:value-type="float">
            <text:p>0.036034</text:p>
          </table:table-cell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2" office:value-type="float" office:value="0.055865" calcext:value-type="float">
            <text:p>0.055865</text:p>
          </table:table-cell>
          <table:table-cell table:style-name="ce2" office:value-type="float" office:value="0.039683" calcext:value-type="float">
            <text:p>0.039683</text:p>
          </table:table-cell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2" office:value-type="float" office:value="0.06162" calcext:value-type="float">
            <text:p>0.06162</text:p>
          </table:table-cell>
          <table:table-cell table:style-name="ce2" office:value-type="float" office:value="0.043899" calcext:value-type="float">
            <text:p>0.043899</text:p>
          </table:table-cell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2" office:value-type="float" office:value="0.068153" calcext:value-type="float">
            <text:p>0.068153</text:p>
          </table:table-cell>
          <table:table-cell table:style-name="ce2" office:value-type="float" office:value="0.048807" calcext:value-type="float">
            <text:p>0.048807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2" office:value-type="float" office:value="0.075349" calcext:value-type="float">
            <text:p>0.075349</text:p>
          </table:table-cell>
          <table:table-cell table:style-name="ce2" office:value-type="float" office:value="0.054374" calcext:value-type="float">
            <text:p>0.054374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2" office:value-type="float" office:value="0.08323" calcext:value-type="float">
            <text:p>0.08323</text:p>
          </table:table-cell>
          <table:table-cell table:style-name="ce2" office:value-type="float" office:value="0.060661" calcext:value-type="float">
            <text:p>0.060661</text:p>
          </table:table-cell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2" office:value-type="float" office:value="0.091933" calcext:value-type="float">
            <text:p>0.091933</text:p>
          </table:table-cell>
          <table:table-cell table:style-name="ce2" office:value-type="float" office:value="0.067751" calcext:value-type="float">
            <text:p>0.067751</text:p>
          </table:table-cell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2" office:value-type="float" office:value="0.101625" calcext:value-type="float">
            <text:p>0.101625</text:p>
          </table:table-cell>
          <table:table-cell table:style-name="ce2" office:value-type="float" office:value="0.075729" calcext:value-type="float">
            <text:p>0.075729</text:p>
          </table:table-cell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2" office:value-type="float" office:value="0.112448" calcext:value-type="float">
            <text:p>0.112448</text:p>
          </table:table-cell>
          <table:table-cell table:style-name="ce2" office:value-type="float" office:value="0.084673" calcext:value-type="float">
            <text:p>0.084673</text:p>
          </table:table-cell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2" office:value-type="float" office:value="0.124502" calcext:value-type="float">
            <text:p>0.124502</text:p>
          </table:table-cell>
          <table:table-cell table:style-name="ce2" office:value-type="float" office:value="0.094645" calcext:value-type="float">
            <text:p>0.094645</text:p>
          </table:table-cell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2" office:value-type="float" office:value="0.137837" calcext:value-type="float">
            <text:p>0.137837</text:p>
          </table:table-cell>
          <table:table-cell table:style-name="ce2" office:value-type="float" office:value="0.105694" calcext:value-type="float">
            <text:p>0.105694</text:p>
          </table:table-cell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2" office:value-type="float" office:value="0.152458" calcext:value-type="float">
            <text:p>0.152458</text:p>
          </table:table-cell>
          <table:table-cell table:style-name="ce2" office:value-type="float" office:value="0.117853" calcext:value-type="float">
            <text:p>0.117853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2" office:value-type="float" office:value="0.168352" calcext:value-type="float">
            <text:p>0.168352</text:p>
          </table:table-cell>
          <table:table-cell table:style-name="ce2" office:value-type="float" office:value="0.131146" calcext:value-type="float">
            <text:p>0.131146</text:p>
          </table:table-cell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2" office:value-type="float" office:value="0.185486" calcext:value-type="float">
            <text:p>0.185486</text:p>
          </table:table-cell>
          <table:table-cell table:style-name="ce2" office:value-type="float" office:value="0.145585" calcext:value-type="float">
            <text:p>0.145585</text:p>
          </table:table-cell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2" office:value-type="float" office:value="0.203817" calcext:value-type="float">
            <text:p>0.203817</text:p>
          </table:table-cell>
          <table:table-cell table:style-name="ce2" office:value-type="float" office:value="0.161175" calcext:value-type="float">
            <text:p>0.161175</text:p>
          </table:table-cell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2" office:value-type="float" office:value="0.223298" calcext:value-type="float">
            <text:p>0.223298</text:p>
          </table:table-cell>
          <table:table-cell table:style-name="ce2" office:value-type="float" office:value="0.17791" calcext:value-type="float">
            <text:p>0.17791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2" office:value-type="float" office:value="0.243867" calcext:value-type="float">
            <text:p>0.243867</text:p>
          </table:table-cell>
          <table:table-cell table:style-name="ce2" office:value-type="float" office:value="0.195774" calcext:value-type="float">
            <text:p>0.195774</text:p>
          </table:table-cell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2" office:value-type="float" office:value="0.264277" calcext:value-type="float">
            <text:p>0.264277</text:p>
          </table:table-cell>
          <table:table-cell table:style-name="ce2" office:value-type="float" office:value="0.213849" calcext:value-type="float">
            <text:p>0.213849</text:p>
          </table:table-cell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2" office:value-type="float" office:value="0.284168" calcext:value-type="float">
            <text:p>0.284168</text:p>
          </table:table-cell>
          <table:table-cell table:style-name="ce2" office:value-type="float" office:value="0.231865" calcext:value-type="float">
            <text:p>0.231865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2" office:value-type="float" office:value="0.303164" calcext:value-type="float">
            <text:p>0.303164</text:p>
          </table:table-cell>
          <table:table-cell table:style-name="ce2" office:value-type="float" office:value="0.249525" calcext:value-type="float">
            <text:p>0.249525</text:p>
          </table:table-cell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2" office:value-type="float" office:value="0.320876" calcext:value-type="float">
            <text:p>0.320876</text:p>
          </table:table-cell>
          <table:table-cell table:style-name="ce2" office:value-type="float" office:value="0.266514" calcext:value-type="float">
            <text:p>0.266514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2" office:value-type="float" office:value="0.336919" calcext:value-type="float">
            <text:p>0.336919</text:p>
          </table:table-cell>
          <table:table-cell table:style-name="ce2" office:value-type="float" office:value="0.282504" calcext:value-type="float">
            <text:p>0.282504</text:p>
          </table:table-cell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353765" calcext:value-type="float">
            <text:p>0.353765</text:p>
          </table:table-cell>
          <table:table-cell table:style-name="ce2" office:value-type="float" office:value="0.299455" calcext:value-type="float">
            <text:p>0.299455</text:p>
          </table:table-cell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2" office:value-type="float" office:value="0.371454" calcext:value-type="float">
            <text:p>0.371454</text:p>
          </table:table-cell>
          <table:table-cell table:style-name="ce2" office:value-type="float" office:value="0.317422" calcext:value-type="float">
            <text:p>0.317422</text:p>
          </table:table-cell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2" office:value-type="float" office:value="0.390026" calcext:value-type="float">
            <text:p>0.390026</text:p>
          </table:table-cell>
          <table:table-cell table:style-name="ce2" office:value-type="float" office:value="0.336467" calcext:value-type="float">
            <text:p>0.336467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2" office:value-type="float" office:value="0.409528" calcext:value-type="float">
            <text:p>0.409528</text:p>
          </table:table-cell>
          <table:table-cell table:style-name="ce2" office:value-type="float" office:value="0.356655" calcext:value-type="float">
            <text:p>0.356655</text:p>
          </table:table-cell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2" office:value-type="float" office:value="0.430004" calcext:value-type="float">
            <text:p>0.430004</text:p>
          </table:table-cell>
          <table:table-cell table:style-name="ce2" office:value-type="float" office:value="0.378055" calcext:value-type="float">
            <text:p>0.378055</text:p>
          </table:table-cell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2" office:value-type="float" office:value="0.451504" calcext:value-type="float">
            <text:p>0.451504</text:p>
          </table:table-cell>
          <table:table-cell table:style-name="ce2" office:value-type="float" office:value="0.400738" calcext:value-type="float">
            <text:p>0.400738</text:p>
          </table:table-cell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style-name="ce2" office:value-type="float" office:value="0.474079" calcext:value-type="float">
            <text:p>0.474079</text:p>
          </table:table-cell>
          <table:table-cell table:style-name="ce2" office:value-type="float" office:value="0.424782" calcext:value-type="float">
            <text:p>0.424782</text:p>
          </table:table-cell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2" office:value-type="float" office:value="0.497783" calcext:value-type="float">
            <text:p>0.497783</text:p>
          </table:table-cell>
          <table:table-cell table:style-name="ce2" office:value-type="float" office:value="0.450269" calcext:value-type="float">
            <text:p>0.450269</text:p>
          </table:table-cell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style-name="ce2" office:value-type="float" office:value="0.522673" calcext:value-type="float">
            <text:p>0.522673</text:p>
          </table:table-cell>
          <table:table-cell table:style-name="ce2" office:value-type="float" office:value="0.477285" calcext:value-type="float">
            <text:p>0.477285</text:p>
          </table:table-cell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style-name="ce2" office:value-type="float" office:value="0.548806" calcext:value-type="float">
            <text:p>0.548806</text:p>
          </table:table-cell>
          <table:table-cell table:style-name="ce2" office:value-type="float" office:value="0.505922" calcext:value-type="float">
            <text:p>0.505922</text:p>
          </table:table-cell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style-name="ce2" office:value-type="float" office:value="0.576246" calcext:value-type="float">
            <text:p>0.576246</text:p>
          </table:table-cell>
          <table:table-cell table:style-name="ce2" office:value-type="float" office:value="0.536278" calcext:value-type="float">
            <text:p>0.536278</text:p>
          </table:table-cell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2" office:value-type="float" office:value="0.605059" calcext:value-type="float">
            <text:p>0.605059</text:p>
          </table:table-cell>
          <table:table-cell table:style-name="ce2" office:value-type="float" office:value="0.568454" calcext:value-type="float">
            <text:p>0.568454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2" office:value-type="float" office:value="0.635312" calcext:value-type="float">
            <text:p>0.635312</text:p>
          </table:table-cell>
          <table:table-cell table:style-name="ce2" office:value-type="float" office:value="0.602561" calcext:value-type="float">
            <text:p>0.602561</text:p>
          </table:table-cell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2" office:value-type="float" office:value="0.667077" calcext:value-type="float">
            <text:p>0.667077</text:p>
          </table:table-cell>
          <table:table-cell table:style-name="ce2" office:value-type="float" office:value="0.638715" calcext:value-type="float">
            <text:p>0.638715</text:p>
          </table:table-cell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style-name="ce2" office:value-type="float" office:value="0.700431" calcext:value-type="float">
            <text:p>0.700431</text:p>
          </table:table-cell>
          <table:table-cell table:style-name="ce2" office:value-type="float" office:value="0.677038" calcext:value-type="float">
            <text:p>0.677038</text:p>
          </table:table-cell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0.735453" calcext:value-type="float">
            <text:p>0.735453</text:p>
          </table:table-cell>
          <table:table-cell table:style-name="ce2" office:value-type="float" office:value="0.71766" calcext:value-type="float">
            <text:p>0.71766</text:p>
          </table:table-cell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style-name="ce2" office:value-type="float" office:value="0.772225" calcext:value-type="float">
            <text:p>0.772225</text:p>
          </table:table-cell>
          <table:table-cell table:style-name="ce2" office:value-type="float" office:value="0.76072" calcext:value-type="float">
            <text:p>0.76072</text:p>
          </table:table-cell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2" office:value-type="float" office:value="0.810837" calcext:value-type="float">
            <text:p>0.810837</text:p>
          </table:table-cell>
          <table:table-cell table:style-name="ce2" office:value-type="float" office:value="0.806363" calcext:value-type="float">
            <text:p>0.806363</text:p>
          </table:table-cell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number-columns-repeated="2" table:style-name="ce2" office:value-type="float" office:value="0.851378" calcext:value-type="float">
            <text:p>0.851378</text:p>
          </table:table-cell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number-columns-repeated="2" table:style-name="ce2" office:value-type="float" office:value="0.893947" calcext:value-type="float">
            <text:p>0.893947</text:p>
          </table:table-cell>
        </table:table-row>
        <table:table-row table:style-name="ro1" table:number-rows-repeated="10484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23:55:27.735790458</meta:creation-date>
    <dc:date>2014-04-07T23:58:42.040593426</dc:date>
    <meta:editing-duration>P0D</meta:editing-duration>
    <meta:editing-cycles>1</meta:editing-cycles>
    <meta:document-statistic meta:table-count="1" meta:cell-count="363" meta:object-count="0"/>
    <meta:generator>LibreOffice/4.1.3.2$Linux_X86_64 LibreOffice_project/410m0$Build-2</meta:generator>
  </office:meta>
</office:document-meta>
</file>